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8eb4" officeooo:paragraph-rsid="00058eb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75656" officeooo:paragraph-rsid="0007565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75656" officeooo:paragraph-rsid="00075656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145af" officeooo:paragraph-rsid="001145af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italic" fo:font-weight="normal" officeooo:rsid="00092f83" officeooo:paragraph-rsid="00092f83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italic" fo:font-weight="normal" officeooo:rsid="000e3225" officeooo:paragraph-rsid="000e3225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italic" fo:font-weight="normal" officeooo:rsid="000e92b4" officeooo:paragraph-rsid="000e92b4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italic" fo:font-weight="normal" officeooo:rsid="000f21fb" officeooo:paragraph-rsid="000f21fb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fo:font-weight="normal" officeooo:rsid="000fecd6" officeooo:paragraph-rsid="000fecd6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normal" officeooo:rsid="001145af" officeooo:paragraph-rsid="001145af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normal" officeooo:rsid="0012163c" officeooo:paragraph-rsid="0012163c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0b2616" officeooo:paragraph-rsid="000b261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0ceda9" officeooo:paragraph-rsid="000ceda9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rsid="000e3225" officeooo:paragraph-rsid="000e322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0e92b4" officeooo:paragraph-rsid="000e92b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1145af" officeooo:paragraph-rsid="001145a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officeooo:rsid="00092f83" officeooo:paragraph-rsid="00092f83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bold" officeooo:rsid="000b2616" officeooo:paragraph-rsid="000b2616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bold" officeooo:rsid="000ceda9" officeooo:paragraph-rsid="000ceda9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bold" officeooo:rsid="000e3225" officeooo:paragraph-rsid="000e3225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bold" officeooo:rsid="000e92b4" officeooo:paragraph-rsid="000e92b4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bold" officeooo:rsid="0012163c" officeooo:paragraph-rsid="0012163c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officeooo:paragraph-rsid="0014edc3"/>
    </style:style>
    <style:style style:name="P24" style:family="paragraph" style:parent-style-name="Standard" style:list-style-name="L1">
      <style:paragraph-properties fo:text-align="justify" style:justify-single-word="false"/>
      <style:text-properties fo:font-style="italic" fo:font-weight="normal" officeooo:rsid="00075656" officeooo:paragraph-rsid="00075656" style:font-style-asian="italic" style:font-weight-asian="normal" style:font-style-complex="italic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fo:font-style="italic" fo:font-weight="normal" officeooo:rsid="000b2616" officeooo:paragraph-rsid="000b2616" style:font-style-asian="italic" style:font-weight-asian="normal" style:font-style-complex="italic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fo:font-style="italic" fo:font-weight="normal" officeooo:rsid="000b2616" officeooo:paragraph-rsid="000b2616" style:font-style-asian="italic" style:font-weight-asian="normal" style:font-style-complex="italic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fo:font-style="italic" fo:font-weight="normal" officeooo:rsid="000b2616" officeooo:paragraph-rsid="000b2616" style:font-style-asian="italic" style:font-weight-asian="normal" style:font-style-complex="italic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fo:font-style="italic" fo:font-weight="normal" officeooo:rsid="00092f83" officeooo:paragraph-rsid="00092f83" style:font-style-asian="italic" style:font-weight-asian="normal" style:font-style-complex="italic" style:font-weight-complex="normal"/>
    </style:style>
    <style:style style:name="P29" style:family="paragraph" style:parent-style-name="Standard" style:list-style-name="L5">
      <style:paragraph-properties fo:text-align="justify" style:justify-single-word="false"/>
      <style:text-properties fo:font-style="italic" fo:font-weight="normal" officeooo:rsid="000ceda9" officeooo:paragraph-rsid="000ceda9" style:font-style-asian="italic" style:font-weight-asian="normal" style:font-style-complex="italic" style:font-weight-complex="normal"/>
    </style:style>
    <style:style style:name="P30" style:family="paragraph" style:parent-style-name="Standard" style:list-style-name="L6">
      <style:paragraph-properties fo:text-align="justify" style:justify-single-word="false"/>
      <style:text-properties fo:font-style="italic" fo:font-weight="normal" officeooo:rsid="000ceda9" officeooo:paragraph-rsid="000ceda9" style:font-style-asian="italic" style:font-weight-asian="normal" style:font-style-complex="italic" style:font-weight-complex="normal"/>
    </style:style>
    <style:style style:name="P31" style:family="paragraph" style:parent-style-name="Standard" style:list-style-name="L5">
      <style:paragraph-properties fo:text-align="justify" style:justify-single-word="false"/>
      <style:text-properties fo:font-style="italic" fo:font-weight="normal" officeooo:rsid="000e3225" officeooo:paragraph-rsid="000e3225" style:font-style-asian="italic" style:font-weight-asian="normal" style:font-style-complex="italic" style:font-weight-complex="normal"/>
    </style:style>
    <style:style style:name="P32" style:family="paragraph" style:parent-style-name="Standard" style:list-style-name="L7">
      <style:paragraph-properties fo:text-align="justify" style:justify-single-word="false"/>
      <style:text-properties fo:font-style="italic" fo:font-weight="normal" officeooo:rsid="000e3225" officeooo:paragraph-rsid="000e3225" style:font-style-asian="italic" style:font-weight-asian="normal" style:font-style-complex="italic" style:font-weight-complex="normal"/>
    </style:style>
    <style:style style:name="P33" style:family="paragraph" style:parent-style-name="Standard" style:list-style-name="L8">
      <style:paragraph-properties fo:text-align="justify" style:justify-single-word="false"/>
      <style:text-properties fo:font-style="italic" fo:font-weight="normal" officeooo:rsid="000e3225" officeooo:paragraph-rsid="000e3225" style:font-style-asian="italic" style:font-weight-asian="normal" style:font-style-complex="italic" style:font-weight-complex="normal"/>
    </style:style>
    <style:style style:name="P34" style:family="paragraph" style:parent-style-name="Standard" style:list-style-name="L9">
      <style:paragraph-properties fo:text-align="justify" style:justify-single-word="false"/>
      <style:text-properties fo:font-style="italic" fo:font-weight="normal" officeooo:rsid="000e92b4" officeooo:paragraph-rsid="000e92b4" style:font-style-asian="italic" style:font-weight-asian="normal" style:font-style-complex="italic" style:font-weight-complex="normal"/>
    </style:style>
    <style:style style:name="P35" style:family="paragraph" style:parent-style-name="Standard" style:list-style-name="L10">
      <style:paragraph-properties fo:text-align="justify" style:justify-single-word="false"/>
      <style:text-properties fo:font-style="italic" fo:font-weight="normal" officeooo:rsid="000e92b4" officeooo:paragraph-rsid="000e92b4" style:font-style-asian="italic" style:font-weight-asian="normal" style:font-style-complex="italic" style:font-weight-complex="normal"/>
    </style:style>
    <style:style style:name="P36" style:family="paragraph" style:parent-style-name="Standard" style:list-style-name="L11">
      <style:paragraph-properties fo:text-align="justify" style:justify-single-word="false"/>
      <style:text-properties fo:font-style="italic" fo:font-weight="normal" officeooo:rsid="000e92b4" officeooo:paragraph-rsid="000e92b4" style:font-style-asian="italic" style:font-weight-asian="normal" style:font-style-complex="italic" style:font-weight-complex="normal"/>
    </style:style>
    <style:style style:name="P37" style:family="paragraph" style:parent-style-name="Heading_20_2">
      <style:text-properties officeooo:paragraph-rsid="0014edc3"/>
    </style:style>
    <style:style style:name="P38" style:family="paragraph" style:parent-style-name="List_20_1" style:list-style-name="List_20_1">
      <style:text-properties officeooo:paragraph-rsid="0014edc3"/>
    </style:style>
    <style:style style:name="P39" style:family="paragraph" style:parent-style-name="List_20_1">
      <style:text-properties officeooo:paragraph-rsid="0014edc3"/>
    </style:style>
    <style:style style:name="P40" style:family="paragraph" style:parent-style-name="List_20_1">
      <style:paragraph-properties fo:text-align="justify" style:justify-single-word="false"/>
      <style:text-properties fo:font-style="normal" fo:font-weight="bold" officeooo:rsid="0012163c" officeooo:paragraph-rsid="0014edc3" style:font-style-asian="normal" style:font-weight-asian="bold" style:font-style-complex="normal" style:font-weight-complex="bold"/>
    </style:style>
    <style:style style:name="T1" style:family="text">
      <style:text-properties officeooo:rsid="0007b052"/>
    </style:style>
    <style:style style:name="T2" style:family="text">
      <style:text-properties officeooo:rsid="00092f83"/>
    </style:style>
    <style:style style:name="T3" style:family="text">
      <style:text-properties officeooo:rsid="000b2616"/>
    </style:style>
    <style:style style:name="T4" style:family="text">
      <style:text-properties officeooo:rsid="000ceda9"/>
    </style:style>
    <style:style style:name="T5" style:family="text">
      <style:text-properties officeooo:rsid="000e3225"/>
    </style:style>
    <style:style style:name="T6" style:family="text">
      <style:text-properties officeooo:rsid="000e92b4"/>
    </style:style>
    <style:style style:name="T7" style:family="text">
      <style:text-properties officeooo:rsid="001304ce"/>
    </style:style>
    <style:style style:name="T8" style:family="text">
      <style:text-properties officeooo:rsid="005d5bc7"/>
    </style:style>
    <style:style style:name="T9" style:family="text">
      <style:text-properties officeooo:rsid="002d4cce"/>
    </style:style>
    <style:style style:name="T10" style:family="text">
      <style:text-properties officeooo:rsid="00907434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ши решения</text:p>
      <text:p text:style-name="P1"/>
      <text:p text:style-name="P2">«<text:span text:style-name="T7">Управление о</text:span>рганизационно-распорядительн<text:span text:style-name="T7">ой</text:span> документаци<text:span text:style-name="T7">ей</text:span>»</text:p>
      <text:list xml:id="list7229114460002005596" text:style-name="L1">
        <text:list-item>
          <text:p text:style-name="P24">входящие</text:p>
        </text:list-item>
        <text:list-item>
          <text:p text:style-name="P24">исходящие</text:p>
        </text:list-item>
        <text:list-item>
          <text:p text:style-name="P24">внутренние неспецифичные</text:p>
        </text:list-item>
        <text:list-item>
          <text:p text:style-name="P24">служебные записки</text:p>
        </text:list-item>
        <text:list-item>
          <text:p text:style-name="P24">обращения граждан</text:p>
        </text:list-item>
        <text:list-item>
          <text:p text:style-name="P25">претензии</text:p>
        </text:list-item>
      </text:list>
      <text:p text:style-name="P9">Решение</text:p>
      <text:p text:style-name="P9"/>
      <text:p text:style-name="P9">предназначено для автоматизации процессов документооборота организационно-</text:p>
      <text:p text:style-name="P9"/>
      <text:p text:style-name="P9">распорядительной документации (ОРД), характерных для любой организации.</text:p>
      <text:p text:style-name="P9"/>
      <text:p text:style-name="P9">Включает в себя автоматизацию корреспонденции (входящей/исходящей),</text:p>
      <text:p text:style-name="P9"/>
      <text:p text:style-name="P9">внутренние приказы и распоряжения, служебные записки, заявки на услуги подразделений (например, заказ транспорта) и др.</text:p>
      <text:p text:style-name="P3"/>
      <text:p text:style-name="P2">«Распорядительные документы»</text:p>
      <text:p text:style-name="P3"/>
      <text:p text:style-name="P2">«<text:span text:style-name="T1">Локальные нормативные документы</text:span>»</text:p>
      <text:p text:style-name="P2"/>
      <text:p text:style-name="P2">«<text:span text:style-name="T1">Заявки</text:span>»</text:p>
      <text:p text:style-name="P2"/>
      <text:p text:style-name="P2">«<text:span text:style-name="T1">Доверенности</text:span>»</text:p>
      <text:p text:style-name="P2"/>
      <text:p text:style-name="P2">«<text:span text:style-name="T1">Оформление командировок</text:span>»</text:p>
      <text:p text:style-name="P2"/>
      <text:p text:style-name="P2">«<text:span text:style-name="T1">Реестр технической документации</text:span>»</text:p>
      <text:p text:style-name="P3"/>
      <text:p text:style-name="P4">Инженерно-Конструкторская документация. Реализованы процессы управления</text:p>
      <text:p text:style-name="P4"/>
      <text:p text:style-name="P4">конструкторской и технологической документацией (чертежи, спецификации,</text:p>
      <text:p text:style-name="P4"/>
      <text:p text:style-name="P4">документы общего назначения).</text:p>
      <text:p text:style-name="P3"/>
      <text:p text:style-name="P2">«<text:span text:style-name="T1">Бухгалтерский архив</text:span>»</text:p>
      <text:p text:style-name="P2"/>
      <text:p text:style-name="P2">«<text:span text:style-name="T2">Расследование аварий</text:span>»</text:p>
      <text:p text:style-name="P2"/>
      <text:p text:style-name="P2">«<text:span text:style-name="T2">ПДР</text:span>»</text:p>
      <text:p text:style-name="P2"/>
      <text:p text:style-name="P2">«<text:span text:style-name="T2">KPI</text:span>»</text:p>
      <text:p text:style-name="P2"/>
      <text:p text:style-name="P2">«<text:span text:style-name="T2">Представительские расходы</text:span>»</text:p>
      <text:p text:style-name="P2"/>
      <text:p text:style-name="P2">«<text:span text:style-name="T2">Управление мероприятиями</text:span>»</text:p>
      <text:list xml:id="list5316924565830414" text:style-name="L2">
        <text:list-item>
          <text:p text:style-name="P28">отчеты о встречах</text:p>
        </text:list-item>
        <text:list-item>
          <text:p text:style-name="P28">отчеты о совещаниях</text:p>
        </text:list-item>
        <text:list-item>
          <text:p text:style-name="P28">аудиты</text:p>
        </text:list-item>
      </text:list>
      <text:p text:style-name="P9"><text:soft-page-break/>Отслеживание планов реализации мероприятий (протоколы совещаний, акты</text:p>
      <text:p text:style-name="P9"/>
      <text:p text:style-name="P9">предписаний и проверок, контрольные события).</text:p>
      <text:p text:style-name="P5"/>
      <text:p text:style-name="P17">«<text:span text:style-name="T3">Безопасность труда</text:span>»</text:p>
      <text:list xml:id="list4268696538413544532" text:style-name="L3">
        <text:list-item>
          <text:p text:style-name="P26">внутренние и внешние аудиты по БТ</text:p>
        </text:list-item>
        <text:list-item>
          <text:p text:style-name="P26">система планирования аудитов</text:p>
        </text:list-item>
        <text:list-item>
          <text:p text:style-name="P26">оценка аудитов</text:p>
        </text:list-item>
      </text:list>
      <text:p text:style-name="P10">Документационное обеспечение соблюдения и контроля промышленной</text:p>
      <text:p text:style-name="P10"/>
      <text:p text:style-name="P10">безопасности, охраны труда (аудиты, предписания, акты проверок, контроль</text:p>
      <text:p text:style-name="P10"/>
      <text:p text:style-name="P10">исполнения).</text:p>
      <text:p text:style-name="P12"/>
      <text:p text:style-name="P18">«Управление контрактами»</text:p>
      <text:list xml:id="list6024684881102516312" text:style-name="L4">
        <text:list-item>
          <text:p text:style-name="P27">закупка/продажа</text:p>
        </text:list-item>
        <text:list-item>
          <text:p text:style-name="P27">заявка на контракт</text:p>
        </text:list-item>
        <text:list-item>
          <text:p text:style-name="P27">проект контракта</text:p>
        </text:list-item>
        <text:list-item>
          <text:p text:style-name="P27">контракт</text:p>
        </text:list-item>
        <text:list-item>
          <text:p text:style-name="P27">выбор поставщика</text:p>
        </text:list-item>
        <text:list-item>
          <text:p text:style-name="P27">архив первичной бухгалтерской документации</text:p>
        </text:list-item>
        <text:list-item>
          <text:p text:style-name="P27">взаимодействие с контрагентами</text:p>
        </text:list-item>
        <text:list-item>
          <text:p text:style-name="P27">процедуры валютного контроля, <text:span text:style-name="T4">в т.ч. паспорт сделки</text:span></text:p>
        </text:list-item>
        <text:list-item>
          <text:p text:style-name="P27">претензии</text:p>
        </text:list-item>
      </text:list>
      <text:p text:style-name="P8">Включает автоматизацию полного цикла документооборота</text:p>
      <text:p text:style-name="P8"/>
      <text:p text:style-name="P8">контрактов и учет первичной документации, включая претензионно-исковые</text:p>
      <text:p text:style-name="P8"/>
      <text:p text:style-name="P8">документы.</text:p>
      <text:p text:style-name="P12"/>
      <text:p text:style-name="P18">«<text:span text:style-name="T4">Управление взаимодействием с контрагентами</text:span>»</text:p>
      <text:list xml:id="list7650879792457090087" text:style-name="L5">
        <text:list-item>
          <text:p text:style-name="P29">досье контрагента</text:p>
        </text:list-item>
        <text:list-item>
          <text:p text:style-name="P31">претензии</text:p>
        </text:list-item>
        <text:list-item>
          <text:p text:style-name="P29">оценка удовлетворенности внешних потребителей услуг</text:p>
        </text:list-item>
      </text:list>
      <text:p text:style-name="P8">Формирование досье контрагентов,</text:p>
      <text:p text:style-name="P8"/>
      <text:p text:style-name="P8">объектов обслуживания. Интгерация с учетными системами предприятия (учетные данные контрагентов в 1С, SAP).</text:p>
      <text:p text:style-name="P12"/>
      <text:p text:style-name="P18">«<text:span text:style-name="T4">Управление ИСМ</text:span>»</text:p>
      <text:list xml:id="list301423628965032505" text:style-name="L6">
        <text:list-item>
          <text:p text:style-name="P30">планирование аудитов</text:p>
        </text:list-item>
        <text:list-item>
          <text:p text:style-name="P30">внутренние и внешние аудиты ИСМ</text:p>
        </text:list-item>
        <text:list-item>
          <text:p text:style-name="P30">оценка аудитов</text:p>
        </text:list-item>
        <text:list-item>
          <text:p text:style-name="P30">реестр процессов ИСМ</text:p>
        </text:list-item>
        <text:list-item>
          <text:p text:style-name="P30">оценка удовлетворенности внутренних потребителей услуг </text:p>
        </text:list-item>
        <text:list-item>
          <text:p text:style-name="P30">оценка удовлетворенности внешних потребителей услуг</text:p>
        </text:list-item>
      </text:list>
      <text:p text:style-name="P11">Поддержка процессов интегрированной системы менеджмента качества. Досье</text:p>
      <text:p text:style-name="P11"/>
      <text:p text:style-name="P11">бизнес-процессов, анализ совершенствования и взаимной оценки участников</text:p>
      <text:p text:style-name="P11"/>
      <text:p text:style-name="P11">процессов. Планирование внутренних аудитов менеджмента качества.</text:p>
      <text:p text:style-name="P13"><text:soft-page-break/></text:p>
      <text:p text:style-name="P19">«<text:span text:style-name="T5">Управление проектами</text:span>»</text:p>
      <text:section text:style-name="Sect1" text:name="Раздел1">
        <text:list xml:id="list6859410905636840172" text:style-name="L7">
          <text:list-item>
            <text:p text:style-name="P32">инвестиционные</text:p>
          </text:list-item>
          <text:list-item>
            <text:p text:style-name="P32">инновационные</text:p>
          </text:list-item>
          <text:list-item>
            <text:p text:style-name="P32">текущей деятельности</text:p>
          </text:list-item>
          <text:list-item>
            <text:p text:style-name="P32">проекты</text:p>
          </text:list-item>
          <text:list-item>
            <text:p text:style-name="P32">заявка</text:p>
          </text:list-item>
          <text:list-item>
            <text:p text:style-name="P32">проект</text:p>
          </text:list-item>
          <text:list-item>
            <text:p text:style-name="P32">оценка</text:p>
          </text:list-item>
        </text:list>
      </text:section>
      <text:p text:style-name="P6"/>
      <text:p text:style-name="P16">Управление проектной деятельностью. Формирование проектов и проектных</text:p>
      <text:p text:style-name="P16"/>
      <text:p text:style-name="P16">инициатив, рабочих групп, проектной документации (Технические требования,</text:p>
      <text:p text:style-name="P16"/>
      <text:p text:style-name="P16">технические задания, план-графики реализации). Отслеживание контрольных</text:p>
      <text:p text:style-name="P16"/>
      <text:p text:style-name="P16">событий по проектам, проектный документооборот.</text:p>
      <text:p text:style-name="P14"/>
      <text:p text:style-name="P20">«Претензионная работа»</text:p>
      <text:list xml:id="list7790007577054171663" text:style-name="L8">
        <text:list-item>
          <text:p text:style-name="P33">внутренние и внешние претензии</text:p>
        </text:list-item>
        <text:list-item>
          <text:p text:style-name="P33">входящие и исходящие претензии</text:p>
        </text:list-item>
      </text:list>
      <text:p text:style-name="P14"/>
      <text:p text:style-name="P20">«<text:span text:style-name="T6">Управление решениями</text:span>»</text:p>
      <text:list xml:id="list891482263740361930" text:style-name="L9">
        <text:list-item>
          <text:p text:style-name="P34">владельцев</text:p>
        </text:list-item>
        <text:list-item>
          <text:p text:style-name="P34">учредителей</text:p>
        </text:list-item>
        <text:list-item>
          <text:p text:style-name="P34">акционеров</text:p>
        </text:list-item>
      </text:list>
      <text:p text:style-name="P7"/>
      <text:p text:style-name="P21">«Управление инновациями»</text:p>
      <text:p text:style-name="P21"/>
      <text:p text:style-name="P21">«Управление IT-инфраструктурой»</text:p>
      <text:p text:style-name="P15"/>
      <text:p text:style-name="P16">Управление заявками на обслуживание (Help desk, service desk). Фиксирование</text:p>
      <text:p text:style-name="P16"/>
      <text:p text:style-name="P16">обращений, учет трудоемкости исполнения обращений, отслеживание реализации.</text:p>
      <text:p text:style-name="P15"/>
      <text:p text:style-name="P21">«Внутренний контроль и режим»</text:p>
      <text:list xml:id="list2903075398618209330" text:style-name="L10">
        <text:list-item>
          <text:p text:style-name="P35">заявки на пропуска</text:p>
        </text:list-item>
        <text:list-item>
          <text:p text:style-name="P35">оформление пропусков</text:p>
        </text:list-item>
        <text:list-item>
          <text:p text:style-name="P35">факты нарушения пропускного режима</text:p>
        </text:list-item>
        <text:list-item>
          <text:p text:style-name="P35">реестр охраняемых/обслуживаемых объектов</text:p>
        </text:list-item>
      </text:list>
      <text:p text:style-name="P15"/>
      <text:p text:style-name="P21">«Управление качеством»</text:p>
      <text:list xml:id="list8363858134873161884" text:style-name="L11">
        <text:list-item>
          <text:p text:style-name="P36">реестр номенклатуры продукции</text:p>
        </text:list-item>
        <text:list-item>
          <text:p text:style-name="P36">планирование и согласование опытных выработок продукции</text:p>
        </text:list-item>
      </text:list>
      <text:p text:style-name="P10">Управление жизненным циклом продукции. Ведение номенклатуры продуктов и услуг,</text:p>
      <text:p text:style-name="P10"/>
      <text:p text:style-name="P10">отслеживание фактов брака, опытной выработки.</text:p>
      <text:p text:style-name="P10"/>
      <text:p text:style-name="P10"/>
      <text:p text:style-name="P22">Блок аналитической отчетности реализованных деловых процессов.</text:p>
      <text:p text:style-name="P22"/>
      <text:p text:style-name="P22"/>
      <text:p text:style-name="P22"/>
      <text:h text:style-name="P37" text:outline-level="2"><text:soft-page-break/>Перечень решений <text:span text:style-name="T9">реализованных на платформе Veda</text:span></text:h>
      <text:p text:style-name="P23">В ходе реализации проектов внедрения системы реализован набор готовых решений:</text:p>
      <text:list xml:id="list4906037762324841787" text:style-name="List_20_1">
        <text:list-header>
          <text:p text:style-name="P38"/>
        </text:list-header>
        <text:list-item>
          <text:p text:style-name="P38">Управление контрактами. Включает автоматизацию полного цикла документооборота контрактов и учет первичной документации, включая претензионно-исковые документы.</text:p>
          <text:p text:style-name="P38"/>
        </text:list-item>
        <text:list-item>
          <text:p text:style-name="P38">Управление взаимодействием с контрагентами. Формирование досье контрагентов, объектов обслуживания. Инт<text:span text:style-name="T10">ег</text:span>рация с учетными системами предприятия (учетные данные контрагентов в 1С, SAP).</text:p>
          <text:p text:style-name="P38"/>
        </text:list-item>
        <text:list-item>
          <text:p text:style-name="P38">Управление организационно-распорядительной документацией. Решение предназначено для автоматизации процессов документооборота организационно-распорядительной документации (ОРД), характерных для любой организации. Включает в себя автоматизацию корреспонденции (входящей/исходящей), внутренние приказы и распоряжения, служебные записки.</text:p>
          <text:p text:style-name="P38"/>
        </text:list-item>
        <text:list-item>
          <text:p text:style-name="P38">Отслеживание планов реализации мероприятий (протоколы совещаний, акты предписаний и проверок, контрольные события).</text:p>
          <text:p text:style-name="P38"/>
        </text:list-item>
        <text:list-item>
          <text:p text:style-name="P38">Управление заявками на обслуживание (Help desk, service desk). Фиксирование обращений, учет трудоемкости исполнения обращений, отслеживание реализации.</text:p>
          <text:p text:style-name="P38"/>
        </text:list-item>
        <text:list-item>
          <text:p text:style-name="P38">Инженерно-Конструкторская документация. Реализованы процессы управления конструкторской и технологической документацией (чертежи, спецификации, документы общего назначения).</text:p>
          <text:p text:style-name="P38"/>
        </text:list-item>
        <text:list-item>
          <text:p text:style-name="P38">Управление жизненным циклом продукции. Ведение номенклатуры продуктов и услуг, отслеживание фактов брака, опытной выработки.</text:p>
          <text:p text:style-name="P38"/>
        </text:list-item>
        <text:list-item>
          <text:p text:style-name="P38">Документационное обеспечение соблюдения и контроля промышленной безопасности, охраны труда (аудиты, предписания, акты проверок, контроль исполнения).</text:p>
          <text:p text:style-name="P38"/>
        </text:list-item>
        <text:list-item>
          <text:p text:style-name="P39">Управление проектной деятельностью. Формирование проектов и проектных инициатив, рабочих групп, проектной документации (Технические требования, технические задания, план-графики реализации). Отслеживание контрольных событий по проектам, проектный документооборот.</text:p>
          <text:p text:style-name="P39"/>
        </text:list-item>
        <text:list-item>
          <text:p text:style-name="P39">Поддержка процессов интегрированной системы менеджмента качества. Досье бизнес-процессов, анализ совершенствования и взаимной оценки участников процессов. Планирование внутренних аудитов менеджмента качества.</text:p>
          <text:p text:style-name="P39"/>
        </text:list-item>
        <text:list-item>
          <text:p text:style-name="P40"><text:soft-page-break/>Блок аналитической отчетности <text:span text:style-name="T8">по </text:span>реализованны<text:span text:style-name="T8">м</text:span> <text:span text:style-name="T8">п</text:span>роцесс<text:span text:style-name="T8">ам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1" style:display-name="List 1" style:family="paragraph" style:parent-style-name="List" style:list-style-name="List_20_1" style:class="list">
      <style:paragraph-properties fo:margin-top="0cm" fo:margin-bottom="0cm" loext:contextual-spacing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fo:font-size="115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Основной_20_текст_20_символа" style:display-name="Основной текст символа" style:family="text">
      <style:text-properties style:font-name="Droid Sans" fo:font-family="'Droid Sans'" style:font-style-name="Обычный" style:font-family-generic="swiss" style:font-pitch="variable" fo:background-color="transparent" style:font-size-asian="10.5pt"/>
    </style:style>
    <style:style style:name="Numbering_20_Symbols" style:display-name="Numbering Symbols" style:family="text" style:parent-style-name="Основной_20_текст_20_символа">
      <style:text-properties style:font-name="Droid Sans" fo:font-family="'Droid Sans'" style:font-style-name="Обычный" style:font-family-generic="swiss" style:font-pitch="variable" fo:background-color="transparen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0:05:57.765496924</meta:creation-date>
    <dc:date>2016-06-29T16:32:23.464699831</dc:date>
    <meta:editing-duration>PT3H55M50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5" meta:paragraph-count="127" meta:word-count="631" meta:character-count="5581" meta:non-whitespace-character-count="5135"/>
  </office:meta>
</office:document-meta>
</file>